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tein</text:p>
          </table:table-cell>
          <table:table-cell office:value-type="string" calcext:value-type="string">
            <text:p>labeling sche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coorect</text:p>
          </table:table-cell>
        </table:table-row>
        <table:table-row table:style-name="ro1">
          <table:table-cell/>
          <table:table-cell office:value-type="string" calcext:value-type="string">
            <text:p>hu_glu_cyclase_apo_chainA</text:p>
          </table:table-cell>
          <table:table-cell office:value-type="string" calcext:value-type="string">
            <text:p>MILVATproS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D5]-[.E5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string" calcext:value-type="string">
            <text:p>MILVATproS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6]-[.E6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hu_ELOVL_fatty_acid_elongase_chainA</text:p>
          </table:table-cell>
          <table:table-cell office:value-type="string" calcext:value-type="string">
            <text:p>MILVATproS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D7]-[.E7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string" calcext:value-type="string">
            <text:p>MILVATproS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8]-[.E8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carbionic anhydrase</text:p>
          </table:table-cell>
          <table:table-cell office:value-type="string" calcext:value-type="string">
            <text:p>MILVATpro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TYRP1</text:p>
          </table:table-cell>
          <table:table-cell office:value-type="string" calcext:value-type="string">
            <text:p>MILVATproS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D10]-[.E10]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tetanus toxin</text:p>
          </table:table-cell>
          <table:table-cell office:value-type="string" calcext:value-type="string">
            <text:p>MILVATproS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D11]-[.E11]" office:value-type="float" office:value="77" calcext:value-type="float">
            <text:p>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u_glu_cyclase_apo_chainA</text:p>
          </table:table-cell>
          <table:table-cell office:value-type="string" calcext:value-type="string">
            <text:p>MILVAproS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D13]-[.E13]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string" calcext:value-type="string">
            <text:p>MILVAproS</text:p>
          </table:table-cell>
          <table:table-cell/>
          <table:table-cell office:value-type="string" calcext:value-type="string">
            <text:p>COPMARE.SH!</text:p>
          </table:table-cell>
          <table:table-cell table:formula="of:=[.D14]-[.E1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hu_ELOVL_fatty_acid_elongase_chainA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formula="of:=[.D15]-[.E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formula="of:=[.D16]-[.E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rbionic anhydrase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formula="of:=[.D17]-[.E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RP1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formula="of:=[.D18]-[.E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tanus toxin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formula="of:=[.D19]-[.E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u_glu_cyclase_apo_chainA</text:p>
          </table:table-cell>
          <table:table-cell office:value-type="string" calcext:value-type="string">
            <text:p>MILVpro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D21]-[.E21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string" calcext:value-type="string">
            <text:p>MILVpro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D22]-[.E22]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hu_ELOVL_fatty_acid_elongase_chainA</text:p>
          </table:table-cell>
          <table:table-cell office:value-type="string" calcext:value-type="string">
            <text:p>MILVpro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D23]-[.E23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string" calcext:value-type="string">
            <text:p>MILVpro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D24]-[.E24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carbionic anhydrase</text:p>
          </table:table-cell>
          <table:table-cell office:value-type="string" calcext:value-type="string">
            <text:p>MILVpro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D25]-[.E25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YRP1</text:p>
          </table:table-cell>
          <table:table-cell office:value-type="string" calcext:value-type="string">
            <text:p>MILVpro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D26]-[.E26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etanus toxin</text:p>
          </table:table-cell>
          <table:table-cell office:value-type="string" calcext:value-type="string">
            <text:p>MILVpro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D27]-[.E27]"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1T10:46:14.700000000</dc:date>
    <meta:editing-duration>PT33M44S</meta:editing-duration>
    <meta:editing-cycles>1</meta:editing-cycles>
    <meta:document-statistic meta:table-count="1" meta:cell-count="99" meta:object-count="0"/>
    <meta:generator>LibreOffice/7.4.4.2$Windows_X86_64 LibreOffice_project/85569322deea74ec9134968a29af2df5663baa21</meta:generator>
  </office:meta>
</office:document-meta>
</file>